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6.75cm" fo:min-width="7cm"/>
      <style:paragraph-properties style:writing-mode="lr-tb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25cm" fo:min-width="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4" style:family="graphic" style:parent-style-name="standard">
      <style:graphic-properties draw:fill="solid" draw:fill-color="#999999" draw:textarea-horizontal-align="justify" draw:textarea-vertical-align="middle" draw:auto-grow-height="false" fo:min-height="1.25cm" fo:min-width="6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688cm" fo:min-width="1.001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938cm" fo:min-width="5.001cm"/>
      <style:paragraph-properties style:writing-mode="lr-tb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5.25cm" fo:min-width="7.5cm"/>
      <style:paragraph-properties style:writing-mode="lr-tb"/>
    </style:style>
    <style:style style:name="gr12" style:family="graphic" style:parent-style-name="objectwithoutfill">
      <style:graphic-properties draw:marker-end="Arrowheads_20_3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7.5cm" svg:height="7cm" svg:x="2.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1.5cm" svg:x="2.5cm" svg:y="4cm">
          <text:p text:style-name="P1">Jellyfish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6.5cm" svg:height="1.5cm" svg:x="3cm" svg:y="6.5cm">
          <text:p text:style-name="P1">Jellyfish.ox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7cm" svg:x="17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1.5cm" svg:x="17cm" svg:y="4cm">
          <text:p text:style-name="P1">AddOns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6.5cm" svg:height="1.5cm" svg:x="17.5cm" svg:y="6.5cm">
          <text:p text:style-name="P1">Jellyfish.oxp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7.5cm" svg:y1="7.25cm" svg:x2="9.5cm" svg:y2="7.25cm" draw:start-shape="id1" draw:start-glue-point="3" draw:end-shape="id2" draw:end-glue-point="1" svg:d="M17500 7250h-8000" svg:viewBox="0 0 8001 1">
          <text:p/>
        </draw:connector>
        <draw:custom-shape draw:style-name="gr6" draw:text-style-name="P1" draw:layer="layout" svg:width="1.5cm" svg:height="1.5cm" svg:x="7.5cm" svg:y="9cm">
          <text:p text:style-name="P1">.gi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" draw:layer="layout" svg:width="25.199cm" svg:height="2.629cm" svg:x="1.4cm" svg:y="0.628cm" presentation:class="title">
          <draw:text-box>
            <text:p>Development/Testing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1" xml:id="id3" draw:id="id3" draw:layer="layout" svg:width="7.5cm" svg:height="7cm" svg:x="2.5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5cm" svg:height="1.5cm" svg:x="2.5cm" svg:y="4cm">
          <text:p text:style-name="P1">Jellyfish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1.5cm" svg:x="3cm" svg:y="6.5cm">
          <text:p text:style-name="P1">Jellyfish.oxp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5cm" svg:x="7.5cm" svg:y="9cm">
          <text:p text:style-name="P1">.gi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" draw:layer="layout" svg:width="25.199cm" svg:height="2.629cm" svg:x="1.4cm" svg:y="0.628cm" presentation:class="title" presentation:user-transformed="true">
          <draw:text-box>
            <text:p>Share</text:p>
          </draw:text-box>
        </draw:frame>
        <draw:custom-shape draw:style-name="gr9" draw:text-style-name="P1" xml:id="id4" draw:id="id4" draw:layer="layout" svg:width="5.5cm" svg:height="3.5cm" svg:x="12cm" svg:y="4cm">
          <text:p text:style-name="P1">Githu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5" draw:id="id5" draw:layer="layout" svg:width="7.5cm" svg:height="7cm" svg:x="19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5cm" svg:height="1.5cm" svg:x="19cm" svg:y="4cm">
          <text:p text:style-name="P1">Jellyfish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1.5cm" svg:x="19.5cm" svg:y="6.5cm">
          <text:p text:style-name="P1">Jellyfish.oxp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5cm" svg:x="24cm" svg:y="9cm">
          <text:p text:style-name="P1">.gi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line" svg:x1="10cm" svg:y1="7.5cm" svg:x2="12cm" svg:y2="5.75cm" draw:start-shape="id3" draw:start-glue-point="1" draw:end-shape="id4" draw:end-glue-point="6" svg:d="M10000 7500l2000-1750" svg:viewBox="0 0 2001 1751">
          <text:p text:style-name="P1">Push</text:p>
        </draw:connector>
        <draw:connector draw:style-name="gr10" draw:text-style-name="P3" draw:layer="layout" draw:type="line" svg:x1="17.5cm" svg:y1="5.75cm" svg:x2="19cm" svg:y2="7.5cm" draw:start-shape="id4" draw:start-glue-point="8" draw:end-shape="id5" svg:d="M17500 5750l1500 1750" svg:viewBox="0 0 1501 1751">
          <text:p text:style-name="P1">Pull</text:p>
        </draw:connector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hare</text:p>
          </draw:text-box>
        </draw:frame>
        <draw:custom-shape draw:style-name="gr9" draw:text-style-name="P1" xml:id="id6" draw:id="id6" draw:layer="layout" svg:width="5.5cm" svg:height="3.5cm" svg:x="6cm" svg:y="3.5cm">
          <text:p text:style-name="P1">Githu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line" svg:x1="4cm" svg:y1="7cm" svg:x2="6cm" svg:y2="5.25cm" draw:end-shape="id6" draw:end-glue-point="6" svg:d="M4000 7000l2000-1750" svg:viewBox="0 0 2001 1751">
          <text:p text:style-name="P1">Push</text:p>
        </draw:connector>
        <draw:custom-shape draw:style-name="gr11" draw:text-style-name="P1" draw:layer="layout" svg:width="8cm" svg:height="5.5cm" svg:x="10.5cm" svg:y="8.5cm">
          <text:p text:style-name="P1">Validate</text:p>
          <text:p text:style-name="P1">Bundle OXZ</text:p>
          <text:p text:style-name="P1">Release</text:p>
          <text:p text:style-name="P1">Register OXZ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line" svg:x1="8.75cm" svg:y1="7cm" svg:x2="10.395cm" svg:y2="8.726cm" draw:start-shape="id6" draw:start-glue-point="7" svg:d="M8750 7000l1645 1726" svg:viewBox="0 0 1646 1727">
          <text:p/>
        </draw:connector>
        <presentation:notes draw:style-name="dp1">
          <draw:page-thumbnail draw:style-name="gr7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Unused OXPs / Instruct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Norby’s ILS: cheap alternative to Docking computer, but you can follow others</text:p>
              </text:list-item>
              <text:list-item>
                <text:p>Norby’s HUD Selector/Custom Dials</text:p>
              </text:list-item>
              <text:list-item>
                <text:p>Svengali’s Library (functions for developing OXPs)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23:37:01.382180719</meta:creation-date>
    <dc:date>2023-06-21T07:48:31.334698651</dc:date>
    <meta:editing-duration>PT13M21S</meta:editing-duration>
    <meta:editing-cycles>1</meta:editing-cycles>
    <meta:document-statistic meta:object-count="57"/>
    <meta:generator>LibreOffice/7.3.7.2$Linux_X86_64 LibreOffice_project/30$Build-2</meta:generator>
  </office:meta>
</office:document-meta>
</file>